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2" style:family="paragraph" style:parent-style-name="Standard" style:list-style-name="L3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3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3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 style:list-style-name="L3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Work Report ( period 1.4.2014 to 30.4.2014) by RRU</text:p>
      <text:list xml:id="list281961355" text:style-name="L1">
        <text:list-header>
          <text:p text:style-name="P1"/>
        </text:list-header>
      </text:list>
      <text:list xml:id="list2038849866" text:style-name="L3">
        <text:list-item>
          <text:list>
            <text:list-item>
              <text:list>
                <text:list-item>
                  <text:p text:style-name="P3">Tested Optical fiber system in Lab by giving commands from QML GUI &amp; Python Environment using Online_V2.</text:p>
                  <text:p text:style-name="P4"/>
                </text:list-item>
                <text:list-item>
                  <text:p text:style-name="P6">Connected one antenna switch in Lab for simulating two antenna system viz fiber_optics &amp; sentinel system. Tested both system successfully.</text:p>
                  <text:p text:style-name="P6"/>
                </text:list-item>
                <text:list-item>
                  <text:p text:style-name="P2">Live demonstration of Online_V2 in Lab as well as in C06 antenna. Tested RF ( Optical fiber ) &amp; sentinel system successfully. Closed loop test done with Mr. Sanchit Roy.</text:p>
                  <text:p text:style-name="P2"/>
                </text:list-item>
                <text:list-item>
                  <text:p text:style-name="P2">Worked on interfacing GWB correlator with Online_V2. Initially got into problem because of proj.hdr &amp; scan.hdr binary file. Wrote those file in Linux and successfully tested GWB correlator with Online_V2. Tested all commands like DAS INIT, ADD PROJECT, START SCAN, STOP SCAN, DELETE PROJECT &amp; FINISH ( HALT) DAS.</text:p>
                  <text:p text:style-name="P2"/>
                </text:list-item>
                <text:list-item>
                  <text:p text:style-name="P2">Working with Charu for testing serial port communication of new Miltec I7 PC.</text:p>
                  <text:p text:style-name="P6"/>
                  <text:p text:style-name="P6"/>
                  <text:p text:style-name="P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4-04-30T17:38:43</dc:date>
    <dc:creator>teleset </dc:creator>
    <meta:editing-duration>PT12M9S</meta:editing-duration>
    <meta:editing-cycles>6</meta:editing-cycles>
    <meta:generator>LibreOffice/3.4$Linux LibreOffice_project/340m1$Build-602</meta:generator>
    <meta:document-statistic meta:table-count="0" meta:image-count="0" meta:object-count="0" meta:page-count="1" meta:paragraph-count="6" meta:word-count="143" meta:character-count="861" meta:non-whitespace-character-count="728"/>
  </office:meta>
</office:document-meta>
</file>